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ED000002023F9CFB46.png"/>
  <manifest:file-entry manifest:media-type="image/png" manifest:full-path="Pictures/10000000000002ED00000202AF804252.png"/>
  <manifest:file-entry manifest:media-type="image/png" manifest:full-path="Pictures/100002010000019A0000017F4EB78939.png"/>
  <manifest:file-entry manifest:media-type="image/png" manifest:full-path="Pictures/10000000000002EE00000201D093054C.png"/>
  <manifest:file-entry manifest:media-type="image/png" manifest:full-path="Pictures/10000000000002EF0000020216E9B2C1.png"/>
  <manifest:file-entry manifest:media-type="image/png" manifest:full-path="Pictures/10000000000002EC000002015DD92347.png"/>
  <manifest:file-entry manifest:media-type="image/png" manifest:full-path="Pictures/100000000000017F0000022248DB7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cccff" draw:textarea-horizontal-align="center" draw:textarea-vertical-align="bottom"/>
    </style:style>
    <style:style style:name="gr3" style:family="graphic" style:parent-style-name="standard">
      <style:graphic-properties draw:fill-color="#3deb3d" draw:textarea-horizontal-align="center" draw:textarea-vertical-align="top"/>
    </style:style>
    <style:style style:name="gr4" style:family="graphic" style:parent-style-name="standard">
      <style:graphic-properties draw:fill-color="#94bd5e" draw:textarea-horizontal-align="right" draw:textarea-vertical-align="top"/>
    </style:style>
    <style:style style:name="gr5" style:family="graphic" style:parent-style-name="standard">
      <style:graphic-properties draw:fill="solid" draw:fill-color="#b3b300" draw:textarea-horizontal-align="justify" draw:textarea-vertical-align="top" draw:auto-grow-height="false"/>
    </style:style>
    <style:style style:name="gr6" style:family="graphic" style:parent-style-name="standard" style:list-style-name="L1">
      <style:graphic-properties draw:fill="solid" draw:fill-color="#cccc00" draw:textarea-horizontal-align="justify" draw:textarea-vertical-align="top" draw:auto-grow-height="false"/>
    </style:style>
    <style:style style:name="gr7" style:family="graphic" style:parent-style-name="standard">
      <style:graphic-properties draw:fill-color="#993366" draw:textarea-horizontal-align="center" draw:textarea-vertical-align="middle"/>
    </style:style>
    <style:style style:name="gr8" style:family="graphic" style:parent-style-name="standard">
      <style:graphic-properties draw:fill-color="#e6ff00" draw:textarea-horizontal-align="center" draw:textarea-vertical-align="top"/>
    </style:style>
    <style:style style:name="gr9" style:family="graphic" style:parent-style-name="standard">
      <style:graphic-properties draw:fill-color="#ffff99" draw:textarea-horizontal-align="center" draw:textarea-vertical-align="middle"/>
    </style:style>
    <style:style style:name="gr10" style:family="graphic" style:parent-style-name="standard">
      <style:graphic-properties draw:fill-color="#e6e64c" draw:textarea-horizontal-align="center" draw:textarea-vertical-align="middle"/>
    </style:style>
    <style:style style:name="gr11" style:family="graphic" style:parent-style-name="standard">
      <style:graphic-properties draw:fill-color="#ffff66" draw:textarea-horizontal-align="center" draw:textarea-vertical-align="middl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left" draw:textarea-vertical-align="top" draw:auto-grow-height="false" fo:min-height="0cm" fo:min-width="0cm"/>
    </style:style>
    <style:style style:name="gr15" style:family="graphic" style:parent-style-name="standard">
      <style:graphic-properties draw:marker-end="Arrow" draw:marker-end-width="0.2cm" draw:textarea-horizontal-align="center" draw:textarea-vertical-align="top" fo:padding-left="0.75cm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'Courier New'" style:font-style-name="Standard" style:font-family-generic="modern" style:font-pitch="fixed" fo:font-size="10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family="'Courier New'" style:font-style-name="Standard" style:font-family-generic="modern" style:font-pitch="fixed" fo:font-size="10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font-family="'Courier New'" style:font-family-generic="swiss" style:font-pitch="variable" fo:font-size="10pt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family="'Courier New'" style:font-family-generic="swiss" style:font-pitch="variable" fo:font-size="10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family="'Courier New'" style:font-style-name="Standard" style:font-family-generic="modern" style:font-pitch="fixed" fo:font-size="10pt" style:font-size-asian="18pt" style:font-size-complex="18pt"/>
    </style:style>
    <style:style style:name="T5" style:family="text">
      <style:text-properties fo:font-family="'Courier New'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mpiler.c++.general" draw:style-name="dp1" draw:master-page-name="Standard">
        <draw:frame draw:style-name="gr1" draw:text-style-name="P1" draw:layer="layout" svg:width="12.977cm" svg:height="8.892cm" draw:transform="rotate (1.5707963267946) translate (0.502cm 27.183cm)">
          <draw:image xlink:href="Pictures/10000000000002EC000002015DD92347.png" xlink:type="simple" xlink:show="embed" xlink:actuate="onLoad">
            <text:p/>
          </draw:image>
        </draw:frame>
        <draw:frame draw:style-name="gr1" draw:text-style-name="P1" draw:layer="layout" svg:width="12.977cm" svg:height="8.875cm" draw:transform="rotate (1.5707963267946) translate (0.502cm 13.86cm)">
          <draw:image xlink:href="Pictures/10000000000002EF0000020216E9B2C1.png" xlink:type="simple" xlink:show="embed" xlink:actuate="onLoad">
            <text:p/>
          </draw:image>
        </draw:frame>
        <draw:frame draw:style-name="gr1" draw:text-style-name="P1" draw:layer="layout" svg:width="12.977cm" svg:height="8.898cm" draw:transform="rotate (1.5707963267946) translate (9.604cm 27.183cm)">
          <draw:image xlink:href="Pictures/10000000000002ED00000202AF804252.png" xlink:type="simple" xlink:show="embed" xlink:actuate="onLoad">
            <text:p/>
          </draw:image>
        </draw:frame>
        <draw:frame draw:style-name="gr1" draw:text-style-name="P1" draw:layer="layout" svg:width="12.977cm" svg:height="8.898cm" draw:transform="rotate (1.5707963267946) translate (9.604cm 13.86cm)">
          <draw:image xlink:href="Pictures/10000000000002ED000002023F9CFB46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5cm" svg:height="10.25cm" draw:transform="rotate (1.5707963267946) translate (1.629cm 28.613cm)">
          <draw:image xlink:href="Pictures/10000000000002EE00000201D093054C.png" xlink:type="simple" xlink:show="embed" xlink:actuate="onLoad">
            <text:p/>
          </draw:image>
        </draw:frame>
        <draw:frame draw:style-name="gr1" draw:text-style-name="P1" draw:layer="layout" svg:width="7.029cm" svg:height="10.204cm" draw:transform="rotate (1.5707963267946) translate (1.629cm 13.313cm)">
          <draw:image xlink:href="Pictures/100000000000017F0000022248DB7491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4.461cm" svg:height="13.508cm" svg:x="1.529cm" svg:y="3.313cm">
          <draw:image xlink:href="Pictures/100002010000019A0000017F4EB78939.png" xlink:type="simple" xlink:show="embed" xlink:actuate="onLoad">
            <text:p/>
          </draw:image>
        </draw:frame>
      </draw:page>
      <draw:page draw:name="page4" draw:style-name="dp1" draw:master-page-name="Standard">
        <draw:rect draw:style-name="gr2" draw:text-style-name="P3" draw:layer="layout" svg:width="13.6cm" svg:height="5cm" svg:x="4.029cm" svg:y="6.313cm">
          <text:p text:style-name="P2"><text:span text:style-name="T1">OS</text:span></text:p>
        </draw:rect>
        <draw:rect draw:style-name="gr3" draw:text-style-name="P3" draw:layer="layout" svg:width="13.6cm" svg:height="4.3cm" svg:x="4.029cm" svg:y="6.313cm">
          <text:p text:style-name="P2"><text:span text:style-name="T1">Application</text:span></text:p>
        </draw:rect>
        <draw:rect draw:style-name="gr4" draw:text-style-name="P3" draw:layer="layout" svg:width="12.6cm" svg:height="3.45cm" svg:x="5.029cm" svg:y="7.163cm">
          <text:p text:style-name="P2"><text:span text:style-name="T1">VistaKernel</text:span></text:p>
        </draw:rect>
        <draw:custom-shape draw:style-name="gr5" draw:text-style-name="P4" draw:layer="layout" svg:width="9.2cm" svg:height="2.595cm" svg:x="8.429cm" svg:y="8.018cm">
          <text:p text:style-name="P1"><text:span text:style-name="T2">DataFlowNe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9.6cm" svg:height="1.873cm" svg:x="8.029cm" svg:y="8.74cm">
          <text:p text:style-name="P5"><text:span text:style-name="T2">VistaDeviceDrivers</text:span></text:p>
          <draw:enhanced-geometry svg:viewBox="0 0 21600 21600" draw:type="rectangle" draw:enhanced-path="M 0 0 L 21600 0 21600 21600 0 21600 0 0 Z N"/>
        </draw:custom-shape>
        <draw:rect draw:style-name="gr7" draw:text-style-name="P3" draw:layer="layout" svg:width="3.4cm" svg:height="0.5cm" svg:x="4.229cm" svg:y="10.113cm">
          <text:p text:style-name="P2"><text:span text:style-name="T1">OpenGL</text:span></text:p>
        </draw:rect>
        <draw:rect draw:style-name="gr8" draw:text-style-name="P3" draw:layer="layout" svg:width="3cm" svg:height="1.205cm" svg:x="14.629cm" svg:y="9.408cm">
          <text:p text:style-name="P2"><text:span text:style-name="T1">VistaIPC</text:span></text:p>
        </draw:rect>
        <draw:rect draw:style-name="gr9" draw:text-style-name="P3" draw:layer="layout" svg:width="3cm" svg:height="0.5cm" svg:x="13.629cm" svg:y="10.113cm">
          <text:p text:style-name="P2"><text:span text:style-name="T1">VistaAspects</text:span></text:p>
        </draw:rect>
        <draw:rect draw:style-name="gr10" draw:text-style-name="P3" draw:layer="layout" svg:width="2.6cm" svg:height="0.5cm" svg:x="8.429cm" svg:y="10.113cm">
          <text:p text:style-name="P2"><text:span text:style-name="T1">VistaTools</text:span></text:p>
        </draw:rect>
        <draw:rect draw:style-name="gr11" draw:text-style-name="P3" draw:layer="layout" svg:width="2.6cm" svg:height="0.5cm" svg:x="11.029cm" svg:y="10.113cm">
          <text:p text:style-name="P2"><text:span text:style-name="T1">VistaMath</text:span></text:p>
        </draw:rect>
        <draw:rect draw:style-name="gr12" draw:text-style-name="P3" draw:layer="layout" svg:width="2.9cm" svg:height="0.8cm" svg:x="4.729cm" svg:y="9.313cm">
          <text:p text:style-name="P2"><text:span text:style-name="T1">OpenSG/WTK</text:span></text:p>
        </draw:rect>
        <draw:custom-shape draw:style-name="gr13" draw:text-style-name="P6" draw:id="id1" draw:layer="layout" svg:width="2.5cm" svg:height="1cm" svg:x="5.529cm" svg:y="15.379cm">
          <text:p text:style-name="P2"><text:span text:style-name="T3">MyClass.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8" draw:id="id2" draw:layer="layout" svg:width="5cm" svg:height="2cm" svg:x="11.029cm" svg:y="14.879cm">
          <text:p text:style-name="P7"><text:span text:style-name="T4">class CMyClass</text:span></text:p>
          <text:p text:style-name="P7"><text:span text:style-name="T4">{</text:span></text:p>
          <text:p text:style-name="P7"><text:span text:style-name="T4"><text:s/></text:span><text:span text:style-name="T4">class CMySubclass</text:span></text:p>
          <text:p text:style-name="P7"><text:span text:style-name="T4">...</text:span></text:p>
          <text:p text:style-name="P7"><text:span text:style-name="T4">}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draw:id="id3" draw:layer="layout" svg:width="2.5cm" svg:height="1cm" svg:x="5.529cm" svg:y="17.613cm">
          <text:p text:style-name="P2"><text:span text:style-name="T3">IMyInterface.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9" draw:id="id4" draw:layer="layout" svg:width="5cm" svg:height="1cm" svg:x="11.029cm" svg:y="17.613cm">
          <text:p text:style-name="P2"><text:span text:style-name="T4">class IMyInterface</text:span></text:p>
          <text:p text:style-name="P7"><text:span text:style-name="T4">{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draw:id="id5" draw:layer="layout" svg:width="2.5cm" svg:height="1cm" svg:x="5.529cm" svg:y="19.913cm">
          <text:p text:style-name="P2"><text:span text:style-name="T3">MyClass.cp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8" draw:id="id6" draw:layer="layout" svg:width="5cm" svg:height="2cm" svg:x="11.029cm" svg:y="19.413cm">
          <text:p text:style-name="P7"><text:span text:style-name="T4">CMyClass::CMyClass()</text:span></text:p>
          <text:p text:style-name="P7"><text:span text:style-name="T4">{</text:span></text:p>
          <text:p text:style-name="P7"><text:span text:style-name="T4">...</text:span></text:p>
          <text:p text:style-name="P7"><text:span text:style-name="T4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0" draw:layer="layout" svg:x1="8.029cm" svg:y1="15.878cm" svg:x2="11.029cm" svg:y2="15.879cm" draw:start-shape="id1" draw:start-glue-point="7" draw:end-shape="id2" svg:d="m8029 15878h1501v1h1499">
          <text:p/>
        </draw:connector>
        <draw:connector draw:style-name="gr16" draw:text-style-name="P1" draw:layer="layout" svg:x1="8.029cm" svg:y1="18.112cm" svg:x2="11.029cm" svg:y2="18.113cm" draw:start-shape="id3" draw:start-glue-point="7" draw:end-shape="id4" svg:d="m8029 18112h1501v1h1499">
          <text:p/>
        </draw:connector>
        <draw:connector draw:style-name="gr16" draw:text-style-name="P1" draw:layer="layout" svg:x1="8.029cm" svg:y1="20.412cm" svg:x2="11.029cm" svg:y2="20.413cm" draw:start-shape="id5" draw:start-glue-point="7" draw:end-shape="id6" svg:d="m8029 20412h1501v1h1499">
          <text:p/>
        </draw:connector>
        <draw:frame draw:style-name="gr17" draw:text-style-name="P12" draw:layer="layout" svg:width="2.195cm" svg:height="0.649cm" svg:x="8.329cm" svg:y="15.372cm">
          <draw:text-box>
            <text:p text:style-name="P11"><text:span text:style-name="T5">contains</text:span></text:p>
          </draw:text-box>
        </draw:frame>
        <draw:frame draw:style-name="gr17" draw:text-style-name="P12" draw:layer="layout" svg:width="2.195cm" svg:height="0.649cm" svg:x="8.33cm" svg:y="17.672cm">
          <draw:text-box>
            <text:p text:style-name="P11"><text:span text:style-name="T5">contains</text:span></text:p>
          </draw:text-box>
        </draw:frame>
        <draw:frame draw:style-name="gr17" draw:text-style-name="P12" draw:layer="layout" svg:width="2.195cm" svg:height="0.649cm" svg:x="8.33cm" svg:y="19.972cm">
          <draw:text-box>
            <text:p text:style-name="P11"><text:span text:style-name="T5">contai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813cm" fo:margin-bottom="0.559cm" fo:margin-left="0.529cm" fo:margin-right="0.487cm" fo:page-width="20.989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Ingo Assenmacher</meta:initial-creator>
    <meta:creation-date>2006-10-30T21:08:03</meta:creation-date>
    <dc:date>2010-02-22T12:55:16</dc:date>
    <dc:language>de-DE</dc:language>
    <meta:editing-cycles>18</meta:editing-cycles>
    <meta:editing-duration>PT06H55M56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